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roximaNova" svg:font-family="ProximaNova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0b15" officeooo:paragraph-rsid="00140b15"/>
    </style:style>
    <style:style style:name="P2" style:family="paragraph" style:parent-style-name="Standard">
      <style:paragraph-properties fo:text-align="start" style:justify-single-word="false"/>
      <style:text-properties officeooo:rsid="00140b15" officeooo:paragraph-rsid="00140b15"/>
    </style:style>
    <style:style style:name="P3" style:family="paragraph" style:parent-style-name="Standard">
      <style:paragraph-properties fo:text-align="start" style:justify-single-word="false"/>
      <style:text-properties officeooo:paragraph-rsid="00140b15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0140b15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line-height="100%" fo:orphans="2" fo:widows="2" fo:text-indent="0cm" style:auto-text-indent="false" fo:padding="0cm" fo:border="none"/>
    </style:style>
    <style:style style:name="T1" style:family="text">
      <style:text-properties officeooo:rsid="00140b15"/>
    </style:style>
    <style:style style:name="T2" style:family="text">
      <style:text-properties fo:font-variant="normal" fo:text-transform="none" fo:color="#000000" style:font-name="ProximaNova" fo:font-size="13.5pt" fo:letter-spacing="normal" fo:font-style="normal" fo:font-weight="bold"/>
    </style:style>
    <style:style style:name="T3" style:family="text">
      <style:text-properties fo:font-variant="normal" fo:text-transform="none" fo:color="#000000" style:font-name="ProximaNova" fo:font-size="13.5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erif" fo:font-size="13.5pt" fo:letter-spacing="normal" fo:font-style="normal" fo:font-weight="bold"/>
    </style:style>
    <style:style style:name="T5" style:family="text">
      <style:text-properties fo:font-variant="normal" fo:text-transform="none" fo:color="#000000" style:font-name="Liberation Serif" fo:font-size="13.5pt" fo:letter-spacing="normal" fo:font-style="normal" fo:font-weight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9" style:family="text">
      <style:text-properties fo:font-variant="normal" fo:text-transform="none" fo:color="#000000" style:font-name="Liberation Serif" fo:letter-spacing="normal" fo:font-style="normal" fo:font-weight="bold"/>
    </style:style>
    <style:style style:name="T10" style:family="text">
      <style:text-properties fo:font-variant="normal" fo:text-transform="none" fo:color="#000000" fo:font-size="13.5pt" fo:letter-spacing="normal" fo:font-style="normal" fo:font-weight="normal"/>
    </style:style>
    <style:style style:name="T11" style:family="text">
      <style:text-properties fo:font-variant="normal" fo:text-transform="none" fo:color="#000000" fo:font-size="13.5pt" fo:letter-spacing="normal" fo:font-style="normal" fo:font-weight="bold"/>
    </style:style>
    <style:style style:name="T12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13" style:family="text">
      <style:text-properties fo:font-variant="normal" fo:text-transform="none" fo:color="#202124" fo:letter-spacing="normal"/>
    </style:style>
    <style:style style:name="T14" style:family="text">
      <style:text-properties officeooo:rsid="00153c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português</text:p>
      <text:p text:style-name="P1"/>
      <text:p text:style-name="P4"><text:span text:style-name="T1">1-a)</text:span><text:span text:style-name="Strong_20_Emphasis"><text:span text:style-name="T6">O Rio Urucuia </text:span></text:span><text:span text:style-name="T7">compreende um curso d'água que banha o Estado de Minas Gerais, no território brasileiro. Trata-se de um dos principais afluentes do Rio São Francisco, na margem esquerda do mesmo.</text:span></text:p>
      <text:p text:style-name="P5"><text:span text:style-name="T7">Às suas margens, pode-se identificar a presença dos chapadões de Goiás ou lagoa dos Morões, bem como, pode-se identificar a presença do  município de Formosa, inerente ao estado de Goiás, </text:span><text:span text:style-name="Strong_20_Emphasis"><text:span text:style-name="T6">quanto mais aproxima-se da nascente desse rio.</text:span></text:span></text:p>
      <text:p text:style-name="P2"/>
      <text:p text:style-name="P3"><text:span text:style-name="T1">b)</text:span><text:span text:style-name="T12">Essa indagação de rumos, que se repete por toda a travessia, define</text:span><text:span text:style-name="T13"> </text:span><text:span text:style-name="T12">a visão do seu ambiente: o sertão</text:span><text:span text:style-name="T13"> </text:span><text:span text:style-name="T12">é sem fim e, se acaba na terra, “sertão</text:span><text:span text:style-name="T13"> </text:span><text:span text:style-name="T12">é dentro da gente”, mas não se encerra na alma sertaneja.</text:span></text:p>
      <text:p text:style-name="P2">c)</text:p>
      <text:p text:style-name="P2"/>
      <text:p text:style-name="P2">2-a)<text:span text:style-name="T14">um significado importante para o desenrolar da historia.</text:span></text:p>
      <text:p text:style-name="P2">b)<text:span text:style-name="T14">O medico aprende com o sertanejo. </text:span></text:p>
      <text:p text:style-name="P2"/>
      <text:p text:style-name="P2">3-<text:span text:style-name="T14">De maneira triste e melancolic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roximaNova" svg:font-family="ProximaNova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0:51:04.667821635</meta:creation-date>
    <dc:date>2020-11-24T11:30:57.290262294</dc:date>
    <meta:editing-duration>PT18M33S</meta:editing-duration>
    <meta:editing-cycles>1</meta:editing-cycles>
    <meta:document-statistic meta:table-count="0" meta:image-count="0" meta:object-count="0" meta:page-count="1" meta:paragraph-count="8" meta:word-count="131" meta:character-count="786" meta:non-whitespace-character-count="661"/>
    <meta:generator>LibreOffice/6.4.6.2$Linux_X86_64 LibreOffice_project/40$Build-2</meta:generator>
  </office:meta>
</office:document-meta>
</file>